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D3238676F7696D74.png" manifest:media-type="image/png"/>
  <manifest:file-entry manifest:full-path="Pictures/10000000000000A600000130F833349ED1E0A83B.png" manifest:media-type="image/png"/>
  <manifest:file-entry manifest:full-path="Pictures/10000000000000E1000000E16F42A07F8E5DDE23.png" manifest:media-type="image/png"/>
  <manifest:file-entry manifest:full-path="Pictures/10000000000000E1000000E17C17A46FFD828706.png" manifest:media-type="image/png"/>
  <manifest:file-entry manifest:full-path="Pictures/10000000000000E1000000E11D29D841A60438D6.png" manifest:media-type="image/png"/>
  <manifest:file-entry manifest:full-path="Pictures/10000000000000E1000000E15563748B6F81E5AB.png" manifest:media-type="image/png"/>
  <manifest:file-entry manifest:full-path="Pictures/10000000000000CD000000C70D5C99749645AAB4.png" manifest:media-type="image/png"/>
  <manifest:file-entry manifest:full-path="Pictures/10000000000000D0000000D0F5E8530F0CEDA7CE.png" manifest:media-type="image/png"/>
  <manifest:file-entry manifest:full-path="Pictures/10000000000000E1000000E11A5A075D3E731A7E.png" manifest:media-type="image/png"/>
  <manifest:file-entry manifest:full-path="Pictures/100000000000012C000000A866D88A7B93D1EA51.png" manifest:media-type="image/png"/>
  <manifest:file-entry manifest:full-path="Pictures/100000010000006A000000638506094E05B6BD01.png" manifest:media-type="image/png"/>
  <manifest:file-entry manifest:full-path="Pictures/10000000000000A40000007F8BCA7D5DDA5A2B32.png" manifest:media-type="image/png"/>
  <manifest:file-entry manifest:full-path="Pictures/100000010000006F000000613DAF28FF5959F189.png" manifest:media-type="image/png"/>
  <manifest:file-entry manifest:full-path="Pictures/100000000000006400000056A381FDC17BD814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71cm" svg:stroke-color="#2f5597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71cm" svg:stroke-color="#ea75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dash" draw:stroke-dash="Dot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Long_20_Dash" svg:stroke-width="0.035cm" svg:stroke-color="#ff8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Long_20_Dash" svg:stroke-width="0.035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56cm" fo:min-width="1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56cm" fo:min-width="1.7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Dash" svg:stroke-width="0.053cm" svg:stroke-color="#ff8000" draw:marker-start="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" svg:stroke-width="0.053cm" svg:stroke-color="#ff0000" draw:marker-start="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stroke="dash" draw:stroke-dash="Long_20_Dash" svg:stroke-width="0.053cm" svg:stroke-color="#3465a4" draw:marker-start="Puntas_20_de_20_flecha_20_3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Long_20_Dash_20__28_Rounded_29_" svg:stroke-width="0.053cm" svg:stroke-color="#3465a4" draw:marker-start="Puntas_20_de_20_flecha_20_3" draw:marker-start-width="0.279cm" draw:marker-end="" draw:marker-end-width="0.379cm" svg:stroke-linecap="round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Dash" svg:stroke-width="0.053cm" svg:stroke-color="#3465a4" draw:marker-start="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dash" draw:stroke-dash="Long_20_Dash_20__28_Rounded_29_" svg:stroke-width="0.081cm" svg:stroke-color="#000000" draw:marker-start="Puntas_20_de_20_flecha_20_3" draw:marker-start-width="0.321cm" draw:marker-end="" draw:marker-end-width="0.421cm" svg:stroke-linecap="round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34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style:font-size-asian="12pt" style:font-size-complex="12pt"/>
    </style:style>
    <style:style style:name="P6" style:family="paragraph">
      <style:paragraph-properties fo:margin-top="0cm" fo:margin-bottom="0cm" fo:line-height="100%"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/>
      <style:text-properties fo:color="#c9211e" loext:opacity="100%" fo:font-size="12pt" style:font-size-asian="12pt" style:font-size-complex="12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9211e" loext:opacity="100%"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0pt" fo:font-weight="bold" style:font-size-asian="10pt" style:font-size-complex="10pt"/>
    </style:style>
    <style:style style:name="P15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" style:family="text">
      <style:text-properties fo:font-variant="normal" fo:text-transform="none" fo:color="#2f5597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2f5597" loext:opacity="100%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bold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Imagen 4" draw:style-name="gr1" draw:text-style-name="P1" draw:layer="layout" svg:width="2.083cm" svg:height="2.017cm" svg:x="19.281cm" svg:y="3.926cm">
          <draw:image xlink:href="Pictures/10000000000000E1000000E17C17A46FFD828706.png" xlink:type="simple" xlink:show="embed" xlink:actuate="onLoad" draw:mime-type="image/png">
            <text:p/>
          </draw:image>
        </draw:frame>
        <draw:frame draw:name="Imagen 6" draw:style-name="gr1" draw:text-style-name="P1" xml:id="id3" draw:id="id3" draw:layer="layout" svg:width="2.421cm" svg:height="2.421cm" svg:x="14.58cm" svg:y="4.021cm">
          <draw:image xlink:href="Pictures/10000000000000E1000000E11D29D841A60438D6.png" xlink:type="simple" xlink:show="embed" xlink:actuate="onLoad" draw:mime-type="image/png">
            <text:p/>
          </draw:image>
          <svg:desc>Icono

Descripción generada automáticamente</svg:desc>
        </draw:frame>
        <draw:frame draw:name="Imagen 9" draw:style-name="gr1" draw:text-style-name="P1" draw:layer="layout" svg:width="2.437cm" svg:height="2.499cm" svg:x="13.256cm" svg:y="12.601cm">
          <draw:image xlink:href="Pictures/10000000000000E1000000E1D3238676F7696D74.png" xlink:type="simple" xlink:show="embed" xlink:actuate="onLoad" draw:mime-type="image/png">
            <text:p/>
          </draw:image>
          <svg:desc>Icono

Descripción generada automáticamente</svg:desc>
        </draw:frame>
        <draw:frame draw:name="Imagen 10" draw:style-name="gr1" draw:text-style-name="P1" xml:id="id9" draw:id="id9" draw:layer="layout" svg:width="2.499cm" svg:height="2.499cm" svg:x="15.194cm" svg:y="14.601cm">
          <draw:image xlink:href="Pictures/10000000000000D0000000D0F5E8530F0CEDA7CE.png" xlink:type="simple" xlink:show="embed" xlink:actuate="onLoad" draw:mime-type="image/png">
            <text:p/>
          </draw:image>
          <svg:desc>Icono

Descripción generada automáticamente</svg:desc>
        </draw:frame>
        <draw:frame draw:name="Imagen 11" draw:style-name="gr1" draw:text-style-name="P1" draw:layer="layout" svg:width="2.168cm" svg:height="2.138cm" svg:x="1.931cm" svg:y="13.232cm">
          <draw:image xlink:href="Pictures/10000000000000E1000000E11A5A075D3E731A7E.png" xlink:type="simple" xlink:show="embed" xlink:actuate="onLoad" draw:mime-type="image/png">
            <text:p/>
          </draw:image>
          <svg:desc>Logotipo

Descripción generada automáticamente</svg:desc>
        </draw:frame>
        <draw:frame draw:name="Imagen 14" draw:style-name="gr1" draw:text-style-name="P1" draw:layer="layout" svg:width="2.206cm" svg:height="2.175cm" svg:x="3.893cm" svg:y="13.424cm">
          <draw:image xlink:href="Pictures/10000000000000E1000000E15563748B6F81E5AB.png" xlink:type="simple" xlink:show="embed" xlink:actuate="onLoad" draw:mime-type="image/png">
            <text:p/>
          </draw:image>
          <svg:desc>Logotipo, nombre de la empresa

Descripción generada automáticamente</svg:desc>
        </draw:frame>
        <draw:frame draw:name="Imagen 16" draw:style-name="gr1" draw:text-style-name="P1" draw:layer="layout" svg:width="1.079cm" svg:height="1.846cm" svg:x="0.646cm" svg:y="13.253cm">
          <draw:image xlink:href="Pictures/10000000000000A600000130F833349ED1E0A83B.png" xlink:type="simple" xlink:show="embed" xlink:actuate="onLoad" draw:mime-type="image/png">
            <text:p/>
          </draw:image>
        </draw:frame>
        <draw:frame draw:name="Imagen 18" draw:style-name="gr1" draw:text-style-name="P1" draw:layer="layout" svg:width="2.036cm" svg:height="1.162cm" svg:x="11.6cm" svg:y="1.438cm">
          <draw:image xlink:href="Pictures/100000000000012C000000A866D88A7B93D1EA51.png" xlink:type="simple" xlink:show="embed" xlink:actuate="onLoad" draw:mime-type="image/png">
            <text:p/>
          </draw:image>
        </draw:frame>
        <draw:custom-shape draw:name="Rectángulo 19" draw:style-name="gr2" draw:text-style-name="P1" draw:layer="layout" svg:width="17.499cm" svg:height="16.199cm" svg:x="11.6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3" draw:text-style-name="P3" draw:layer="layout" svg:width="3.507cm" svg:height="1.011cm" svg:x="6.119cm" svg:y="4.433cm">
          <text:p text:style-name="P2"><text:span text:style-name="T1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4" draw:text-style-name="P5" draw:layer="layout" svg:width="2.71cm" svg:height="0.758cm" svg:x="14.39cm" svg:y="3.263cm">
          <text:p text:style-name="P4"><text:span text:style-name="T2">Amazon E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5" draw:text-style-name="P5" draw:layer="layout" svg:width="2.846cm" svg:height="0.758cm" svg:x="25.5cm" svg:y="3.926cm">
          <text:p text:style-name="P4"><text:span text:style-name="T2">Amazon E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6" draw:style-name="gr6" draw:text-style-name="P1" draw:layer="layout" svg:width="3.934cm" svg:height="3.386cm" svg:x="19.664cm" svg:y="9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7" draw:style-name="gr6" draw:text-style-name="P1" draw:layer="layout" svg:width="4.12cm" svg:height="3.386cm" svg:x="23.749cm" svg:y="9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7" draw:text-style-name="P5" draw:layer="layout" svg:width="3cm" svg:height="0.756cm" svg:x="13cm" svg:y="11.601cm">
          <text:p text:style-name="P4"><text:span text:style-name="T3">Amazon 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0" draw:style-name="gr8" draw:text-style-name="P1" xml:id="id4" draw:id="id4" draw:layer="layout" svg:width="8.873cm" svg:height="9.574cm" svg:x="19.281cm" svg:y="3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3" draw:style-name="gr1" draw:text-style-name="P1" xml:id="id5" draw:id="id5" draw:layer="layout" svg:width="1.85cm" svg:height="1.702cm" svg:x="21cm" svg:y="10.098cm">
          <draw:image xlink:href="Pictures/100000010000006A000000638506094E05B6BD01.png" xlink:type="simple" xlink:show="embed" xlink:actuate="onLoad" draw:mime-type="image/png">
            <text:p/>
          </draw:image>
          <svg:desc>Icono

Descripción generada automáticamente</svg:desc>
        </draw:frame>
        <draw:custom-shape draw:name="CuadroTexto 34" draw:style-name="gr9" draw:text-style-name="P7" draw:layer="layout" svg:width="2.723cm" svg:height="0.674cm" svg:x="19.564cm" svg:y="9.226cm">
          <text:p text:style-name="P6"><text:span text:style-name="T4">Worker Node 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10" draw:text-style-name="P7" draw:layer="layout" svg:width="2.869cm" svg:height="0.674cm" svg:x="23.631cm" svg:y="9.226cm">
          <text:p text:style-name="P6"><text:span text:style-name="T4">Worker Node 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8" draw:style-name="gr1" draw:text-style-name="P1" xml:id="id8" draw:id="id8" draw:layer="layout" svg:width="2.341cm" svg:height="2.082cm" svg:x="22.585cm" svg:y="5.917cm">
          <draw:image xlink:href="Pictures/100000010000006F000000613DAF28FF5959F189.png" xlink:type="simple" xlink:show="embed" xlink:actuate="onLoad" draw:mime-type="image/png">
            <text:p/>
          </draw:image>
          <svg:desc>Icono

Descripción generada automáticamente</svg:desc>
        </draw:frame>
        <draw:frame draw:name="Imagen 33" draw:style-name="gr1" draw:text-style-name="P1" xml:id="id7" draw:id="id7" draw:layer="layout" svg:width="1.954cm" svg:height="1.798cm" svg:x="25.3cm" svg:y="10.102cm">
          <draw:image xlink:href="Pictures/100000010000006A000000638506094E05B6BD01.png" xlink:type="simple" xlink:show="embed" xlink:actuate="onLoad" draw:mime-type="image/png">
            <text:p/>
          </draw:image>
          <svg:desc>Icono

Descripción generada automáticamente</svg:desc>
        </draw:frame>
        <draw:line draw:style-name="gr11" draw:text-style-name="P1" draw:layer="layout" svg:x1="0cm" svg:y1="0cm" svg:x2="0.001cm" svg:y2="0.001cm">
          <text:p/>
        </draw:line>
        <draw:line draw:style-name="gr11" draw:text-style-name="P1" draw:layer="layout" svg:x1="0cm" svg:y1="0cm" svg:x2="0.001cm" svg:y2="0.001cm">
          <text:p/>
        </draw:line>
        <draw:line draw:style-name="gr11" draw:text-style-name="P1" draw:layer="layout" svg:x1="0cm" svg:y1="0cm" svg:x2="0.001cm" svg:y2="0.001cm">
          <text:p/>
        </draw:line>
        <draw:frame draw:style-name="gr1" draw:text-style-name="P1" xml:id="id2" draw:id="id2" draw:layer="layout" svg:width="3.281cm" svg:height="2.595cm" svg:x="5.719cm" svg:y="5.3cm">
          <draw:image xlink:href="Pictures/100000000000006400000056A381FDC17BD81433.png" xlink:type="simple" xlink:show="embed" xlink:actuate="onLoad" draw:mime-type="image/png">
            <text:p/>
          </draw:image>
        </draw:frame>
        <draw:line draw:style-name="gr12" draw:text-style-name="P1" draw:layer="layout" svg:x1="0cm" svg:y1="0cm" svg:x2="0.001cm" svg:y2="0.001cm">
          <text:p/>
        </draw:line>
        <draw:line draw:style-name="gr13" draw:text-style-name="P1" draw:layer="layout" svg:x1="0cm" svg:y1="0cm" svg:x2="0.001cm" svg:y2="0.001cm">
          <text:p/>
        </draw:line>
        <draw:line draw:style-name="gr13" draw:text-style-name="P1" draw:layer="layout" svg:x1="0cm" svg:y1="0cm" svg:x2="0.001cm" svg:y2="0.001cm">
          <text:p/>
        </draw:line>
        <draw:line draw:style-name="gr13" draw:text-style-name="P1" draw:layer="layout" svg:x1="0cm" svg:y1="0cm" svg:x2="0.001cm" svg:y2="0.001cm">
          <text:p/>
        </draw:line>
        <draw:line draw:style-name="gr13" draw:text-style-name="P1" draw:layer="layout" svg:x1="0cm" svg:y1="0cm" svg:x2="0.001cm" svg:y2="0.001cm">
          <text:p/>
        </draw:line>
        <draw:custom-shape draw:style-name="gr14" draw:text-style-name="P5" draw:layer="layout" svg:width="1.9cm" svg:height="0.805cm" svg:x="19.8cm" svg:y="11.1cm">
          <text:p text:style-name="P4"><text:span text:style-name="T5">Demo</text:span></text:p>
          <text:p text:style-name="P4"><text:span text:style-name="T5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5" draw:layer="layout" svg:width="2.2cm" svg:height="0.805cm" svg:x="24.1cm" svg:y="11.1cm">
          <text:p text:style-name="P4"><text:span text:style-name="T5">Demo</text:span></text:p>
          <text:p text:style-name="P4"><text:span text:style-name="T5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10" draw:id="id10" draw:layer="layout" svg:width="1.999cm" svg:height="1.999cm" svg:x="30.7cm" svg:y="4.432cm">
          <draw:image xlink:href="Pictures/10000000000000E1000000E16F42A07F8E5DDE23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1.999cm" svg:height="1.999cm" svg:x="30.7cm" svg:y="6.432cm">
          <draw:image xlink:href="Pictures/10000000000000E1000000E16F42A07F8E5DDE23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1.999cm" svg:height="1.999cm" svg:x="30.7cm" svg:y="8.432cm">
          <draw:image xlink:href="Pictures/10000000000000E1000000E16F42A07F8E5DDE23.png" xlink:type="simple" xlink:show="embed" xlink:actuate="onLoad" draw:mime-type="image/png">
            <text:p/>
          </draw:image>
        </draw:frame>
        <draw:line draw:style-name="gr16" draw:text-style-name="P1" draw:layer="layout" svg:x1="0cm" svg:y1="0cm" svg:x2="0.001cm" svg:y2="0.001cm">
          <text:p/>
        </draw:line>
        <draw:line draw:style-name="gr16" draw:text-style-name="P1" draw:layer="layout" svg:x1="0cm" svg:y1="0cm" svg:x2="0.001cm" svg:y2="0.001cm">
          <text:p/>
        </draw:line>
        <draw:line draw:style-name="gr16" draw:text-style-name="P1" draw:layer="layout" svg:x1="0cm" svg:y1="0cm" svg:x2="0.001cm" svg:y2="0.001cm">
          <text:p/>
        </draw:line>
        <draw:frame draw:style-name="gr1" draw:text-style-name="P1" xml:id="id1" draw:id="id1" draw:layer="layout" svg:width="3.228cm" svg:height="2.499cm" svg:x="1.539cm" svg:y="11.184cm">
          <draw:image xlink:href="Pictures/10000000000000A40000007F8BCA7D5DDA5A2B32.png" xlink:type="simple" xlink:show="embed" xlink:actuate="onLoad" draw:mime-type="image/png">
            <text:p/>
          </draw:image>
        </draw:frame>
        <draw:custom-shape draw:style-name="gr17" draw:text-style-name="P9" draw:layer="layout" svg:width="3.499cm" svg:height="1.121cm" svg:x="30cm" svg:y="3.6cm">
          <text:p text:style-name="P8"><text:span text:style-name="T6">API 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0cm" svg:y1="0cm" svg:x2="0.001cm" svg:y2="0.001cm">
          <text:p/>
        </draw:line>
        <draw:frame draw:style-name="gr18" draw:text-style-name="P10" xml:id="id6" draw:id="id6" draw:layer="layout" svg:width="2.2cm" svg:height="2.136cm" svg:x="24.3cm" svg:y="14.264cm">
          <draw:image xlink:href="Pictures/10000000000000CD000000C70D5C99749645AAB4.png" xlink:type="simple" xlink:show="embed" xlink:actuate="onLoad" draw:mime-type="image/png">
            <text:p/>
          </draw:image>
        </draw:frame>
        <draw:custom-shape draw:name="CuadroTexto 1" draw:style-name="gr19" draw:text-style-name="P12" draw:layer="layout" svg:width="4.5cm" svg:height="0.758cm" svg:x="23.5cm" svg:y="16.322cm">
          <text:p text:style-name="P11"><text:span text:style-name="T7">AWS Secrets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3" draw:layer="layout" svg:x1="4.767cm" svg:y1="12.433cm" svg:x2="7.359cm" svg:y2="7.895cm" draw:start-shape="id1" draw:start-glue-point="1" draw:end-shape="id2" draw:end-glue-point="2" svg:d="M4767 12433h2592v-4538" svg:viewBox="0 0 2593 4539">
          <text:p/>
        </draw:connector>
        <draw:connector draw:style-name="gr20" draw:text-style-name="P13" draw:layer="layout" draw:line-skew="-1.101cm" svg:x1="9.122cm" svg:y1="6.933cm" svg:x2="14.58cm" svg:y2="5.231cm" draw:end-shape="id3" draw:end-glue-point="3" svg:d="M9122 6933h1378v-1702h4080" svg:viewBox="0 0 5459 1703">
          <text:p/>
        </draw:connector>
        <draw:connector draw:style-name="gr20" draw:text-style-name="P13" draw:layer="layout" svg:x1="9.122cm" svg:y1="7.336cm" svg:x2="19.281cm" svg:y2="8.713cm" draw:end-shape="id4" draw:end-glue-point="3" svg:d="M9122 7336h4811v1377h5348" svg:viewBox="0 0 10160 1378">
          <text:p/>
        </draw:connector>
        <draw:connector draw:style-name="gr21" draw:text-style-name="P13" draw:layer="layout" draw:line-skew="-0.501cm" svg:x1="17.001cm" svg:y1="5.231cm" svg:x2="21cm" svg:y2="10.949cm" draw:start-shape="id3" draw:start-glue-point="1" draw:end-shape="id5" draw:end-glue-point="3" svg:d="M17001 5231h1499v5718h2500" svg:viewBox="0 0 4000 5719">
          <text:p/>
        </draw:connector>
        <draw:connector draw:style-name="gr22" draw:text-style-name="P13" draw:layer="layout" draw:line-skew="-0.575cm" svg:x1="22.85cm" svg:y1="10.949cm" svg:x2="24.3cm" svg:y2="15.332cm" draw:start-shape="id5" draw:start-glue-point="1" draw:end-shape="id6" draw:end-glue-point="3" svg:d="M22850 10949h150v4383h1300" svg:viewBox="0 0 1451 4384">
          <text:p/>
        </draw:connector>
        <draw:connector draw:style-name="gr22" draw:text-style-name="P13" draw:layer="layout" svg:x1="27.254cm" svg:y1="11.001cm" svg:x2="26.5cm" svg:y2="15.332cm" draw:start-shape="id7" draw:start-glue-point="1" draw:end-shape="id6" draw:end-glue-point="1" svg:d="M27254 11001h500v4331h-1254" svg:viewBox="0 0 1255 4332">
          <text:p/>
        </draw:connector>
        <draw:connector draw:style-name="gr23" draw:text-style-name="P13" draw:layer="layout" svg:x1="21.925cm" svg:y1="10.098cm" svg:x2="23.755cm" svg:y2="7.999cm" draw:start-shape="id5" draw:start-glue-point="0" draw:end-shape="id8" draw:end-glue-point="2" svg:d="M21925 10098v-1049h1830v-1050" svg:viewBox="0 0 1831 2100">
          <text:p/>
        </draw:connector>
        <draw:connector draw:style-name="gr24" draw:text-style-name="P13" draw:layer="layout" svg:x1="26.277cm" svg:y1="10.102cm" svg:x2="23.755cm" svg:y2="7.999cm" draw:start-shape="id7" draw:start-glue-point="0" draw:end-shape="id8" draw:end-glue-point="2" svg:d="M26277 10102v-1051h-2522v-1052" svg:viewBox="0 0 2523 2104">
          <text:p/>
        </draw:connector>
        <draw:connector draw:style-name="gr25" draw:text-style-name="P13" draw:layer="layout" svg:x1="21.925cm" svg:y1="11.8cm" svg:x2="16.443cm" svg:y2="14.601cm" draw:start-shape="id5" draw:start-glue-point="2" draw:end-shape="id9" draw:end-glue-point="0" svg:d="M21925 11800v1401h-5482v1400" svg:viewBox="0 0 5483 2802">
          <text:p/>
        </draw:connector>
        <draw:connector draw:style-name="gr25" draw:text-style-name="P13" draw:layer="layout" svg:x1="26.277cm" svg:y1="11.9cm" svg:x2="16.443cm" svg:y2="14.601cm" draw:start-shape="id7" draw:start-glue-point="2" draw:end-shape="id9" draw:end-glue-point="0" svg:d="M26277 11900v1351h-9834v1350" svg:viewBox="0 0 9835 2702">
          <text:p/>
        </draw:connector>
        <draw:connector draw:style-name="gr26" draw:text-style-name="P13" draw:layer="layout" svg:x1="25.047cm" svg:y1="6.429cm" svg:x2="30.7cm" svg:y2="5.431cm" draw:end-shape="id10" draw:end-glue-point="3" svg:d="M25047 6429h2577v-998h3076" svg:viewBox="0 0 5654 999">
          <text:p/>
        </draw:connector>
        <draw:connector draw:style-name="gr26" draw:text-style-name="P13" draw:layer="layout" draw:line-skew="2.187cm" svg:x1="24.926cm" svg:y1="6.958cm" svg:x2="30.7cm" svg:y2="7.431cm" draw:start-shape="id8" draw:start-glue-point="1" draw:end-shape="id11" draw:end-glue-point="3" svg:d="M24926 6958h5074v473h700" svg:viewBox="0 0 5775 474">
          <text:p/>
        </draw:connector>
        <draw:connector draw:style-name="gr26" draw:text-style-name="P13" draw:layer="layout" draw:line-skew="0.851cm" svg:x1="25.098cm" svg:y1="7.462cm" svg:x2="30.7cm" svg:y2="9.431cm" draw:end-shape="id12" draw:end-glue-point="3" svg:d="M25098 7462h3402v1969h2200" svg:viewBox="0 0 5603 1970">
          <text:p/>
        </draw:connector>
        <draw:frame draw:style-name="gr27" draw:text-style-name="P15" draw:layer="layout" svg:width="3cm" svg:height="0.645cm" svg:x="5cm" svg:y="11.808cm">
          <draw:text-box>
            <text:p text:style-name="P14"><text:span text:style-name="T8">push code</text:span></text:p>
          </draw:text-box>
        </draw:frame>
        <draw:frame draw:style-name="gr28" draw:text-style-name="P15" draw:layer="layout" svg:width="2.48cm" svg:height="0.645cm" svg:x="11.8cm" svg:y="4.606cm">
          <draw:text-box>
            <text:p text:style-name="P14"><text:span text:style-name="T8">push image</text:span></text:p>
          </draw:text-box>
        </draw:frame>
        <draw:frame draw:style-name="gr29" draw:text-style-name="P15" draw:layer="layout" svg:width="4cm" svg:height="0.725cm" svg:x="14.4cm" svg:y="8.1cm">
          <draw:text-box>
            <text:p text:style-name="P14"><text:span text:style-name="T8">app deployment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7 20 13" svg:d="M0 20l10-13 10 13z"/>
    <draw:marker draw:name="msArrowEnd_20_5" draw:display-name="msArrowEnd 5" svg:viewBox="0 0 300 300" svg:d="M150 0l150 300h-300z"/>
    <draw:stroke-dash draw:name="Dash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0T20:09:27</meta:creation-date>
    <dc:language>es-ES</dc:language>
    <dc:date>2023-07-13T21:00:50.211000000</dc:date>
    <meta:editing-cycles>154</meta:editing-cycles>
    <dc:title>Presentación de PowerPoint</dc:title>
    <meta:editing-duration>PT40M28S</meta:editing-duration>
    <meta:generator>LibreOffice/7.2.5.2$Windows_X86_64 LibreOffice_project/499f9727c189e6ef3471021d6132d4c694f357e5</meta:generator>
    <meta:document-statistic meta:object-count="78"/>
    <meta:user-defined meta:name="AppVersion">15.0000</meta:user-defined>
    <meta:user-defined meta:name="PresentationFormat">Panorámica</meta:user-defined>
    <meta:user-defined meta:name="Slides" meta:value-type="float">1</meta:user-defined>
  </office:meta>
</office:document-meta>
</file>